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7">
      <style:table-cell-properties fo:background-color="#ffff00"/>
    </style:style>
    <style:style style:name="ce3" style:family="table-cell" style:parent-style-name="Default" style:data-style-name="N114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5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table:style-name="Default"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C</text:p>
          </table:table-cell>
          <table:table-cell table:style-name="ce4" office:value-type="float" office:value="3451.12" calcext:value-type="float">
            <text:p>3451.12</text:p>
          </table:table-cell>
          <table:table-cell table:style-name="ce4" office:value-type="float" office:value="64.6613" calcext:value-type="float">
            <text:p>64.6613</text:p>
          </table:table-cell>
          <table:table-cell table:style-name="ce4"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table:style-name="ce4" office:value-type="float" office:value="32.637" calcext:value-type="float">
            <text:p>32.637</text:p>
          </table:table-cell>
          <table:table-cell table:style-name="ce4" office:value-type="float" office:value="0.5329" calcext:value-type="float">
            <text:p>0.5329</text:p>
          </table:table-cell>
          <table:table-cell table:style-name="ce4" table:formula="of:=[.I5]*[.$B$3]+[.$D$3]" office:value-type="float" office:value="670.7733536" calcext:value-type="float">
            <text:p>670.7733536</text:p>
          </table:table-cell>
          <table:table-cell table:style-name="ce4" table:formula="of:=SQRT(([.$B$3]*[.J5])^2+([.$C$3]*[.I5])^2+([.$E$3])^2)" office:value-type="float" office:value="0.56501234566411" calcext:value-type="float">
            <text:p>0.565012345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5]-[.O5])/[.O5]*100" office:value-type="float" office:value="1.32528000000001" calcext:value-type="float">
            <text:p>1.32528</text:p>
          </table:table-cell>
          <table:table-cell table:style-name="ce4" table:formula="of:=ABS([.O5]-[.M5])/[.N5]" office:value-type="float" office:value="15.5277201769599" calcext:value-type="float">
            <text:p>15.5277201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table:style-name="ce5"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office:value-type="float" office:value="662" calcext:value-type="float">
            <text:p>662</text:p>
          </table:table-cell>
          <table:table-cell table:formula="of:=ABS([.M6]-[.O6])/[.O6]*100" office:value-type="float" office:value="0.768540664652566" calcext:value-type="float">
            <text:p>0.7685406647</text:p>
          </table:table-cell>
          <table:table-cell table:formula="of:=ABS([.O6]-[.M6])/[.N6]" office:value-type="float" office:value="8.90685324801902" calcext:value-type="float">
            <text:p>8.906853248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S</text:p>
          </table:table-cell>
          <table:table-cell table:style-name="ce4" office:value-type="float" office:value="5516.01" calcext:value-type="float">
            <text:p>5516.01</text:p>
          </table:table-cell>
          <table:table-cell table:style-name="ce4" office:value-type="float" office:value="77.8254" calcext:value-type="float">
            <text:p>77.8254</text:p>
          </table:table-cell>
          <table:table-cell table:style-name="ce4"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table:style-name="ce4" office:value-type="float" office:value="34.5857" calcext:value-type="float">
            <text:p>34.5857</text:p>
          </table:table-cell>
          <table:table-cell table:style-name="ce4" office:value-type="float" office:value="0.4771" calcext:value-type="float">
            <text:p>0.4771</text:p>
          </table:table-cell>
          <table:table-cell table:style-name="ce4" table:formula="of:=[.I7]*[.$B$3]+[.$D$3]" office:value-type="float" office:value="671.553728" calcext:value-type="float">
            <text:p>671.553728</text:p>
          </table:table-cell>
          <table:table-cell table:style-name="ce4" table:formula="of:=SQRT(([.$B$3]*[.J7])^2+([.$C$3]*[.I7])^2+([.$E$3])^2)" office:value-type="float" office:value="0.504451876705134" calcext:value-type="float">
            <text:p>0.504451876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7]-[.O7])/[.O7]*100" office:value-type="float" office:value="1.44316132930513" calcext:value-type="float">
            <text:p>1.4431613293</text:p>
          </table:table-cell>
          <table:table-cell table:style-name="ce4" table:formula="of:=ABS([.O7]-[.M7])/[.N7]" office:value-type="float" office:value="18.9388293337332" calcext:value-type="float">
            <text:p>18.93882933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table:style-name="ce5"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office:value-type="float" office:value="662" calcext:value-type="float">
            <text:p>662</text:p>
          </table:table-cell>
          <table:table-cell table:formula="of:=ABS([.M8]-[.O8])/[.O8]*100" office:value-type="float" office:value="0.883748157099692" calcext:value-type="float">
            <text:p>0.8837481571</text:p>
          </table:table-cell>
          <table:table-cell table:formula="of:=ABS([.O8]-[.M8])/[.N8]" office:value-type="float" office:value="11.6263491682485" calcext:value-type="float">
            <text:p>11.62634916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table:style-name="ce5"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9]-[.O9])/[.O9]*100" office:value-type="float" office:value="0.00332837079708633" calcext:value-type="float">
            <text:p>0.0033283708</text:p>
          </table:table-cell>
          <table:table-cell table:formula="of:=ABS([.O9]-[.M9])/[.N9]" office:value-type="float" office:value="0.0292050127741299" calcext:value-type="float">
            <text:p>0.0292050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table:style-name="ce5"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10]-[.O10])/[.O10]*100" office:value-type="float" office:value="0.669296371258713" calcext:value-type="float">
            <text:p>0.6692963713</text:p>
          </table:table-cell>
          <table:table-cell table:formula="of:=ABS([.O10]-[.M10])/[.N10]" office:value-type="float" office:value="6.35626584161614" calcext:value-type="float">
            <text:p>6.3562658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table:style-name="ce5"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11]-[.O11])/[.O11]*100" office:value-type="float" office:value="3.88234491782213" calcext:value-type="float">
            <text:p>3.8823449178</text:p>
          </table:table-cell>
          <table:table-cell table:formula="of:=ABS([.O11]-[.M11])/[.N11]" office:value-type="float" office:value="14.5336065392016" calcext:value-type="float">
            <text:p>14.5336065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table:style-name="ce5"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12]-[.O12])/[.O12]*100" office:value-type="float" office:value="0.698111470220756" calcext:value-type="float">
            <text:p>0.6981114702</text:p>
          </table:table-cell>
          <table:table-cell table:formula="of:=ABS([.O12]-[.M12])/[.N12]" office:value-type="float" office:value="2.20297104156884" calcext:value-type="float">
            <text:p>2.2029710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table:style-name="ce5"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13]-[.O13])/[.O13]*100" office:value-type="float" office:value="0.676086006390622" calcext:value-type="float">
            <text:p>0.6760860064</text:p>
          </table:table-cell>
          <table:table-cell table:formula="of:=ABS([.O13]-[.M13])/[.N13]" office:value-type="float" office:value="1.60057907557261" calcext:value-type="float">
            <text:p>1.60057907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table:style-name="ce5"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14]-[.O14])/[.O14]*100" office:value-type="float" office:value="0.669634129546102" calcext:value-type="float">
            <text:p>0.6696341295</text:p>
          </table:table-cell>
          <table:table-cell table:formula="of:=ABS([.O14]-[.M14])/[.N14]" office:value-type="float" office:value="1.24226975942615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table:style-name="ce5"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15]-[.O15])/[.O15]*100" office:value-type="float" office:value="1.45206227892708" calcext:value-type="float">
            <text:p>1.4520622789</text:p>
          </table:table-cell>
          <table:table-cell table:formula="of:=ABS([.O15]-[.M15])/[.N15]" office:value-type="float" office:value="4.55613249264789" calcext:value-type="float">
            <text:p>4.5561324926</text:p>
          </table:table-cell>
        </table:table-row>
        <table:table-row table:style-name="ro1" table:number-rows-repeated="2">
          <table:table-cell table:number-columns-repeated="12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I18]*[.$B$3]+[.$D$3]" office:value-type="float" office:value="-20.84" calcext:value-type="float">
            <text:p>-20.84</text:p>
          </table:table-cell>
          <table:table-cell table:formula="of:=SQRT(([.$B$3]*[.J18])^2+([.$C$3]*[.I18])^2+([.$E$3])^2)" office:value-type="float" office:value="0.1764" calcext:value-type="float">
            <text:p>0.1764</text:p>
          </table:table-cell>
          <table:table-cell office:value-type="float" office:value="662" calcext:value-type="float">
            <text:p>662</text:p>
          </table:table-cell>
          <table:table-cell table:formula="of:=ABS([.M18]-[.O18])/[.O18]*100" office:value-type="float" office:value="103.148036253776" calcext:value-type="float">
            <text:p>103.1480362538</text:p>
          </table:table-cell>
          <table:table-cell table:formula="of:=ABS([.O18]-[.M18])/[.N18]" office:value-type="float" office:value="3870.97505668934" calcext:value-type="float">
            <text:p>3870.97505668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I19]*[.$B$3]+[.$D$3]" office:value-type="float" office:value="-20.84" calcext:value-type="float">
            <text:p>-20.84</text:p>
          </table:table-cell>
          <table:table-cell table:formula="of:=SQRT(([.$B$3]*[.J19])^2+([.$C$3]*[.I19])^2+([.$E$3])^2)" office:value-type="float" office:value="0.1764" calcext:value-type="float">
            <text:p>0.1764</text:p>
          </table:table-cell>
          <table:table-cell office:value-type="float" office:value="662" calcext:value-type="float">
            <text:p>662</text:p>
          </table:table-cell>
          <table:table-cell table:formula="of:=ABS([.M19]-[.O19])/[.O19]*100" office:value-type="float" office:value="103.148036253776" calcext:value-type="float">
            <text:p>103.1480362538</text:p>
          </table:table-cell>
          <table:table-cell table:formula="of:=ABS([.O19]-[.M19])/[.N19]" office:value-type="float" office:value="3870.97505668934" calcext:value-type="float">
            <text:p>3870.97505668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table:formula="of:=[.I20]*[.$B$3]+[.$D$3]" office:value-type="float" office:value="649.1268144" calcext:value-type="float">
            <text:p>649.1268144</text:p>
          </table:table-cell>
          <table:table-cell table:formula="of:=SQRT(([.$B$3]*[.J20])^2+([.$C$3]*[.I20])^2+([.$E$3])^2)"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0]-[.O20])/[.O20]*100" office:value-type="float" office:value="0.0147083864689021" calcext:value-type="float">
            <text:p>0.0147083865</text:p>
          </table:table-cell>
          <table:table-cell table:formula="of:=ABS([.O20]-[.M20])/[.N20]" office:value-type="float" office:value="0.128727905848686" calcext:value-type="float">
            <text:p>0.12872790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table:formula="of:=[.I21]*[.$B$3]+[.$D$3]" office:value-type="float" office:value="644.8516864" calcext:value-type="float">
            <text:p>644.8516864</text:p>
          </table:table-cell>
          <table:table-cell table:formula="of:=SQRT(([.$B$3]*[.J21])^2+([.$C$3]*[.I21])^2+([.$E$3])^2)"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1]-[.O21])/[.O21]*100" office:value-type="float" office:value="0.673208251645896" calcext:value-type="float">
            <text:p>0.6732082516</text:p>
          </table:table-cell>
          <table:table-cell table:formula="of:=ABS([.O21]-[.M21])/[.N21]" office:value-type="float" office:value="6.30256045791717" calcext:value-type="float">
            <text:p>6.30256045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table:formula="of:=[.I22]*[.$B$3]+[.$D$3]" office:value-type="float" office:value="589.6936848" calcext:value-type="float">
            <text:p>589.6936848</text:p>
          </table:table-cell>
          <table:table-cell table:formula="of:=SQRT(([.$B$3]*[.J22])^2+([.$C$3]*[.I22])^2+([.$E$3])^2)"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22]-[.O22])/[.O22]*100" office:value-type="float" office:value="3.96293626739369" calcext:value-type="float">
            <text:p>3.9629362674</text:p>
          </table:table-cell>
          <table:table-cell table:formula="of:=ABS([.O22]-[.M22])/[.N22]" office:value-type="float" office:value="14.6037155589598" calcext:value-type="float">
            <text:p>14.6037155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table:formula="of:=[.I23]*[.$B$3]+[.$D$3]" office:value-type="float" office:value="560.700544" calcext:value-type="float">
            <text:p>560.700544</text:p>
          </table:table-cell>
          <table:table-cell table:formula="of:=SQRT(([.$B$3]*[.J23])^2+([.$C$3]*[.I23])^2+([.$E$3])^2)"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23]-[.O23])/[.O23]*100" office:value-type="float" office:value="0.601518150855581" calcext:value-type="float">
            <text:p>0.6015181509</text:p>
          </table:table-cell>
          <table:table-cell table:formula="of:=ABS([.O23]-[.M23])/[.N23]" office:value-type="float" office:value="1.94463165271232" calcext:value-type="float">
            <text:p>1.94463165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table:formula="of:=[.I24]*[.$B$3]+[.$D$3]" office:value-type="float" office:value="456.2050256" calcext:value-type="float">
            <text:p>456.2050256</text:p>
          </table:table-cell>
          <table:table-cell table:formula="of:=SQRT(([.$B$3]*[.J24])^2+([.$C$3]*[.I24])^2+([.$E$3])^2)"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24]-[.O24])/[.O24]*100" office:value-type="float" office:value="0.803965365447884" calcext:value-type="float">
            <text:p>0.8039653654</text:p>
          </table:table-cell>
          <table:table-cell table:formula="of:=ABS([.O24]-[.M24])/[.N24]" office:value-type="float" office:value="1.94160137381719" calcext:value-type="float">
            <text:p>1.94160137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25]*[.$B$3]+[.$D$3]" office:value-type="float" office:value="354.978768" calcext:value-type="float">
            <text:p>354.978768</text:p>
          </table:table-cell>
          <table:table-cell table:formula="of:=SQRT(([.$B$3]*[.J25])^2+([.$C$3]*[.I25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25]-[.O25])/[.O25]*100" office:value-type="float" office:value="0.669634129546086" calcext:value-type="float">
            <text:p>0.6696341295</text:p>
          </table:table-cell>
          <table:table-cell table:formula="of:=ABS([.O25]-[.M25])/[.N25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26]*[.$B$3]+[.$D$3]" office:value-type="float" office:value="292.5780608" calcext:value-type="float">
            <text:p>292.5780608</text:p>
          </table:table-cell>
          <table:table-cell table:formula="of:=SQRT(([.$B$3]*[.J26])^2+([.$C$3]*[.I26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26]-[.O26])/[.O26]*100" office:value-type="float" office:value="1.4520622789271" calcext:value-type="float">
            <text:p>1.4520622789</text:p>
          </table:table-cell>
          <table:table-cell table:formula="of:=ABS([.O26]-[.M26])/[.N26]" office:value-type="float" office:value="4.55613249264795" calcext:value-type="float">
            <text:p>4.5561324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6:50:44.74730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11T16:59:54.373238615</dc:date>
    <dc:creator>Goncalo Castro</dc:creator>
    <meta:editing-duration>PT41M52S</meta:editing-duration>
    <meta:editing-cycles>5</meta:editing-cycles>
    <meta:generator>LibreOffice/4.3.7.2$Linux_X86_64 LibreOffice_project/430$Build-2</meta:generator>
    <meta:document-statistic meta:table-count="1" meta:cell-count="259" meta:object-count="0"/>
  </office:meta>
</office:document-meta>
</file>